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D000003780E6DC2C7037F3F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9.594cm" svg:x="1.012cm" svg:y="5.055cm">
          <draw:image xlink:href="Pictures/100000010000035D000003780E6DC2C7037F3F6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3:18:32.725130214</meta:creation-date>
    <dc:date>2023-03-21T15:53:11.821647105</dc:date>
    <meta:editing-duration>PT3M11S</meta:editing-duration>
    <meta:editing-cycles>3</meta:editing-cycles>
    <meta:generator>LibreOffice/7.3.7.2$Linux_X86_64 LibreOffice_project/30$Build-2</meta:generator>
    <meta:document-statistic meta:object-count="1"/>
  </office:meta>
</office:document-meta>
</file>